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41F00000304384CD010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1.449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1.449cm" svg:x="1.4cm" svg:y="0.737cm" presentation:class="title" presentation:placeholder="true">
          <draw:text-box/>
        </draw:frame>
        <draw:frame draw:style-name="gr1" draw:text-style-name="P1" draw:layer="layout" svg:width="25.01cm" svg:height="18.301cm" svg:x="1.848cm" svg:y="2.14cm">
          <draw:image xlink:href="Pictures/100000000000041F00000304384CD01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1cm" svg:stroke-color="#ff0000" draw:marker-start-width="0.279cm" draw:marker-start-center="false" draw:marker-end-width="0.279cm" draw:marker-end-center="false" draw:fill="none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6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1.449cm" svg:x="1.4cm" svg:y="0.7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28T14:12:38.01</meta:creation-date>
    <dc:date>2012-07-30T16:00:56.29</dc:date>
    <meta:editing-duration>PT2H50M48S</meta:editing-duration>
    <meta:editing-cycles>16</meta:editing-cycles>
    <meta:generator>LibreOffice/3.5$Windows_x86 LibreOffice_project/7122e39-92ed229-498d286-15e43b4-d70da21</meta:generator>
    <meta:document-statistic meta:object-count="25"/>
  </office:meta>
</office:document-meta>
</file>